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0.915cm" fo:min-width="10.716cm"/>
    </style:style>
    <style:style style:name="gr21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7" style:family="graphic" style:parent-style-name="objectwithoutfill">
      <style:graphic-properties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Dashed_20__28_var_29_"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3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7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2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3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5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5cm" svg:height="1.5cm" svg:x="11.363cm" svg:y="6.44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17.596cm" svg:y="6.44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8.246cm" svg:y="9.54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cm" svg:height="1.5cm" svg:x="14.48cm" svg:y="9.54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761cm" svg:y1="9.766cm" svg:x2="17.815cm" svg:y2="7.729cm" draw:start-shape="id1" draw:start-glue-point="11" draw:end-shape="id2" draw:end-glue-point="7" svg:d="M15761 9766l2054-2037" svg:viewBox="0 0 2055 2038">
          <text:p/>
        </draw:connector>
        <draw:connector draw:style-name="gr2" draw:text-style-name="P3" draw:layer="layout" draw:type="line" svg:x1="18.349cm" svg:y1="12.648cm" svg:x2="18.339cm" svg:y2="7.948cm" draw:start-shape="id3" draw:start-glue-point="4" svg:d="M18349 12648l-10-4700" svg:viewBox="0 0 11 4701">
          <text:p/>
        </draw:connector>
        <draw:custom-shape draw:style-name="gr1" draw:text-style-name="P2" xml:id="id4" draw:id="id4" draw:layer="layout" svg:width="1.5cm" svg:height="1.5cm" svg:x="11.363cm" svg:y="12.6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99cm" svg:y1="13.398cm" svg:x2="12.863cm" svg:y2="13.397cm" draw:start-shape="id3" draw:start-glue-point="6" draw:end-shape="id4" draw:end-glue-point="10" svg:d="M17599 13398l-4736-1" svg:viewBox="0 0 4737 2">
          <text:p/>
        </draw:connector>
        <draw:connector draw:style-name="gr2" draw:text-style-name="P3" draw:layer="layout" draw:type="line" svg:x1="11.582cm" svg:y1="12.866cm" svg:x2="9.527cm" svg:y2="10.828cm" draw:start-shape="id4" draw:start-glue-point="5" draw:end-shape="id5" draw:end-glue-point="9" svg:d="M11582 12866l-2055-2038" svg:viewBox="0 0 2056 2039">
          <text:p/>
        </draw:connector>
        <draw:connector draw:style-name="gr2" draw:text-style-name="P3" draw:layer="layout" draw:type="line" svg:x1="15.761cm" svg:y1="10.828cm" svg:x2="17.818cm" svg:y2="12.867cm" draw:start-shape="id1" draw:start-glue-point="9" draw:end-shape="id3" draw:end-glue-point="5" svg:d="M15761 10828l2057 2039" svg:viewBox="0 0 2058 2040">
          <text:p/>
        </draw:connector>
        <draw:custom-shape draw:style-name="gr1" draw:text-style-name="P2" xml:id="id3" draw:id="id3" draw:layer="layout" svg:width="1.5cm" svg:height="1.5cm" svg:x="17.599cm" svg:y="12.64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644cm" svg:y1="12.866cm" svg:x2="14.699cm" svg:y2="10.828cm" draw:start-shape="id4" draw:start-glue-point="11" draw:end-shape="id1" draw:end-glue-point="7" svg:d="M12644 12866l2055-2038" svg:viewBox="0 0 2056 2039">
          <text:p/>
        </draw:connector>
        <draw:connector draw:style-name="gr2" draw:text-style-name="P3" draw:layer="layout" draw:type="line" svg:x1="9.527cm" svg:y1="9.766cm" svg:x2="11.582cm" svg:y2="7.728cm" draw:start-shape="id5" draw:start-glue-point="11" draw:end-shape="id6" draw:end-glue-point="7" svg:d="M9527 9766l2055-2038" svg:viewBox="0 0 2056 2039">
          <text:p/>
        </draw:connector>
        <draw:connector draw:style-name="gr2" draw:text-style-name="P3" draw:layer="layout" draw:type="line" svg:x1="14.699cm" svg:y1="9.766cm" svg:x2="12.644cm" svg:y2="7.728cm" draw:start-shape="id1" draw:start-glue-point="5" draw:end-shape="id6" draw:end-glue-point="9" svg:d="M14699 9766l-2055-2038" svg:viewBox="0 0 2056 2039">
          <text:p/>
        </draw:connector>
        <draw:frame draw:style-name="gr3" draw:text-style-name="P5" draw:layer="layout" svg:width="1.235cm" svg:height="0.962cm" svg:x="8.379cm" svg:y="11.347cm">
          <draw:text-box>
            <text:p text:style-name="P4">#1</text:p>
          </draw:text-box>
        </draw:frame>
        <draw:frame draw:style-name="gr3" draw:text-style-name="P5" draw:layer="layout" svg:width="1.235cm" svg:height="0.962cm" svg:x="11.496cm" svg:y="8.047cm">
          <draw:text-box>
            <text:p text:style-name="P4">#2</text:p>
          </draw:text-box>
        </draw:frame>
        <draw:frame draw:style-name="gr3" draw:text-style-name="P5" draw:layer="layout" svg:width="1.235cm" svg:height="0.962cm" svg:x="11.496cm" svg:y="11.585cm">
          <draw:text-box>
            <text:p text:style-name="P4">#3</text:p>
          </draw:text-box>
        </draw:frame>
        <draw:frame draw:style-name="gr3" draw:text-style-name="P5" draw:layer="layout" svg:width="1.235cm" svg:height="0.962cm" svg:x="14.613cm" svg:y="8.391cm">
          <draw:text-box>
            <text:p text:style-name="P4">#4</text:p>
          </draw:text-box>
        </draw:frame>
        <draw:frame draw:style-name="gr3" draw:text-style-name="P5" draw:layer="layout" svg:width="1.235cm" svg:height="0.962cm" svg:x="17.732cm" svg:y="14.348cm">
          <draw:text-box>
            <text:p text:style-name="P4">#5</text:p>
          </draw:text-box>
        </draw:frame>
        <draw:frame draw:style-name="gr3" draw:text-style-name="P5" draw:layer="layout" svg:width="1.235cm" svg:height="0.962cm" svg:x="17.729cm" svg:y="5.286cm">
          <draw:text-box>
            <text:p text:style-name="P4">#6</text:p>
          </draw:text-box>
        </draw:frame>
        <draw:frame draw:style-name="gr3" draw:text-style-name="P5" draw:layer="layout" svg:width="1.235cm" svg:height="0.962cm" svg:x="12.543cm" svg:y="1.522cm">
          <draw:text-box>
            <text:p text:style-name="P4">L1</text:p>
          </draw:text-box>
        </draw:frame>
      </draw:page>
      <draw:page draw:name="page2" draw:style-name="dp1" draw:master-page-name="Default">
        <draw:custom-shape draw:style-name="gr4" draw:text-style-name="P1" draw:layer="layout" svg:width="10.7cm" svg:height="4.4cm" svg:x="10.5cm" svg:y="7.8cm">
          <text:p text:style-name="P1"><text:span text:style-name="T1">Traversa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" draw:text-style-name="P7" xml:id="id7" draw:id="id7" draw:layer="layout" svg:width="1.5cm" svg:height="1.5cm" svg:x="8.244cm" svg:y="3.346cm">
            <draw:glue-point draw:id="12" svg:x="4.68cm" svg:y="1.84cm"/>
            <text:p text:style-name="P6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" draw:id="id8" draw:layer="layout" svg:width="1.5cm" svg:height="1.5cm" svg:x="8.244cm" svg:y="6.446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xml:id="id9" draw:id="id9" draw:layer="layout" svg:width="1.5cm" svg:height="1.5cm" svg:x="11.361cm" svg:y="6.446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4cm" svg:y1="4.846cm" svg:x2="8.994cm" svg:y2="6.446cm" draw:start-shape="id7" draw:start-glue-point="8" draw:end-shape="id8" draw:end-glue-point="4" svg:d="M8994 4846v1600" svg:viewBox="0 0 1 1601">
            <text:p/>
          </draw:connector>
          <draw:connector draw:style-name="gr2" draw:text-style-name="P3" draw:layer="layout" draw:type="line" svg:x1="11.361cm" svg:y1="7.196cm" svg:x2="9.744cm" svg:y2="7.196cm" draw:start-shape="id9" draw:start-glue-point="6" draw:end-shape="id8" draw:end-glue-point="10" svg:d="M11361 7196h-1617" svg:viewBox="0 0 1618 1">
            <text:p/>
          </draw:connector>
          <draw:connector draw:style-name="gr2" draw:text-style-name="P3" draw:layer="layout" draw:type="line" svg:x1="9.744cm" svg:y1="4.096cm" svg:x2="11.344cm" svg:y2="4.096cm" draw:start-shape="id7" draw:start-glue-point="10" svg:d="M9744 4096h1600" svg:viewBox="0 0 1601 1">
            <text:p/>
          </draw:connector>
          <draw:connector draw:style-name="gr2" draw:text-style-name="P3" draw:layer="layout" draw:type="line" svg:x1="12.111cm" svg:y1="6.446cm" svg:x2="12.103cm" svg:y2="4.846cm" draw:start-shape="id9" draw:start-glue-point="4" svg:d="M12111 6446l-8-1600" svg:viewBox="0 0 9 1601">
            <text:p/>
          </draw:connector>
          <draw:custom-shape draw:style-name="gr7" draw:text-style-name="P9" draw:layer="layout" svg:width="1.5cm" svg:height="1.5cm" svg:x="11.361cm" svg:y="3.346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10" draw:id="id10" draw:layer="layout" svg:width="1.5cm" svg:height="1.5cm" svg:x="14.478cm" svg:y="6.446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2" draw:text-style-name="P3" draw:layer="layout" draw:type="line" svg:x1="15.228cm" svg:y1="6.446cm" svg:x2="15.22cm" svg:y2="4.846cm" draw:start-shape="id10" draw:start-glue-point="4" svg:d="M15228 6446l-8-1600" svg:viewBox="0 0 9 1601">
            <text:p/>
          </draw:connector>
          <draw:custom-shape draw:style-name="gr9" draw:text-style-name="P9" draw:layer="layout" svg:width="1.5cm" svg:height="1.5cm" svg:x="14.478cm" svg:y="3.346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xml:id="id11" draw:id="id11" draw:layer="layout" svg:width="1.5cm" svg:height="1.5cm" svg:x="17.595cm" svg:y="6.447cm">
            <text:p text:style-name="P8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11" draw:start-glue-point="4" svg:d="M18345 6447l-8-1600" svg:viewBox="0 0 9 1601">
            <text:p/>
          </draw:connector>
          <draw:custom-shape draw:style-name="gr11" draw:text-style-name="P9" xml:id="id20" draw:id="id20" draw:layer="layout" svg:width="1.5cm" svg:height="1.5cm" svg:x="17.595cm" svg:y="3.347cm">
            <draw:glue-point draw:id="12" svg:x="4.68cm" svg:y="1.84cm"/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xml:id="id12" draw:id="id12" draw:layer="layout" svg:width="1.5cm" svg:height="1.5cm" svg:x="8.245cm" svg:y="9.546cm">
            <text:p text:style-name="P8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xml:id="id13" draw:id="id13" draw:layer="layout" svg:width="1.5cm" svg:height="1.5cm" svg:x="11.362cm" svg:y="9.546cm">
            <text:p text:style-name="P8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5cm" svg:y1="7.946cm" svg:x2="8.995cm" svg:y2="9.546cm" draw:end-shape="id12" draw:end-glue-point="4" svg:d="M8995 7946v1600" svg:viewBox="0 0 1 1601">
            <text:p/>
          </draw:connector>
          <draw:connector draw:style-name="gr2" draw:text-style-name="P3" draw:layer="layout" draw:type="line" svg:x1="11.362cm" svg:y1="10.296cm" svg:x2="9.745cm" svg:y2="10.296cm" draw:start-shape="id13" draw:start-glue-point="6" draw:end-shape="id12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13" draw:start-glue-point="11" draw:end-shape="id10" draw:end-glue-point="7" svg:d="M12643 9765l2054-2038" svg:viewBox="0 0 2055 2039">
            <text:p/>
          </draw:connector>
          <draw:custom-shape draw:style-name="gr14" draw:text-style-name="P9" xml:id="id14" draw:id="id14" draw:layer="layout" svg:width="1.5cm" svg:height="1.5cm" svg:x="14.479cm" svg:y="9.546cm">
            <text:p text:style-name="P8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14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14" draw:start-glue-point="4" svg:d="M15229 9546l-8-1600" svg:viewBox="0 0 9 1601">
            <text:p/>
          </draw:connector>
          <draw:custom-shape draw:style-name="gr15" draw:text-style-name="P9" xml:id="id15" draw:id="id15" draw:layer="layout" svg:width="1.5cm" svg:height="1.5cm" svg:x="17.596cm" svg:y="9.547cm">
            <text:p text:style-name="P8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15" draw:start-glue-point="5" draw:end-shape="id10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15" draw:start-glue-point="4" svg:d="M18346 9547l-8-1600" svg:viewBox="0 0 9 1601">
            <text:p/>
          </draw:connector>
          <draw:custom-shape draw:style-name="gr16" draw:text-style-name="P9" xml:id="id16" draw:id="id16" draw:layer="layout" svg:width="1.5cm" svg:height="1.5cm" svg:x="8.247cm" svg:y="12.646cm">
            <text:p text:style-name="P8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7" draw:id="id17" draw:layer="layout" svg:width="1.5cm" svg:height="1.5cm" svg:x="11.364cm" svg:y="12.646cm">
            <text:p text:style-name="P8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16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17" draw:start-glue-point="6" draw:end-shape="id16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17" draw:start-glue-point="5" draw:end-shape="id12" draw:end-glue-point="9" svg:d="M11583 12865l-2057-2038" svg:viewBox="0 0 2058 2039">
            <text:p/>
          </draw:connector>
          <draw:custom-shape draw:style-name="gr18" draw:text-style-name="P9" xml:id="id18" draw:id="id18" draw:layer="layout" svg:width="1.5cm" svg:height="1.5cm" svg:x="14.481cm" svg:y="12.646cm">
            <text:p text:style-name="P8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18" draw:start-glue-point="4" svg:d="M15231 12646l-8-1600" svg:viewBox="0 0 9 1601">
            <text:p/>
          </draw:connector>
          <draw:custom-shape draw:style-name="gr19" draw:text-style-name="P9" xml:id="id19" draw:id="id19" draw:layer="layout" svg:width="1.5cm" svg:height="1.5cm" svg:x="17.598cm" svg:y="12.647cm">
            <text:p text:style-name="P8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19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17" draw:start-glue-point="11" draw:end-shape="id14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10" draw:start-glue-point="11" draw:end-shape="id20" draw:end-glue-point="7" svg:d="M15759 6665l2055-2037" svg:viewBox="0 0 2056 2038">
            <text:p/>
          </draw:connector>
          <draw:connector draw:style-name="gr2" draw:text-style-name="P3" draw:layer="layout" draw:type="line" svg:x1="9.526cm" svg:y1="9.765cm" svg:x2="11.58cm" svg:y2="7.727cm" draw:start-shape="id12" draw:start-glue-point="11" draw:end-shape="id9" draw:end-glue-point="7" svg:d="M9526 9765l2054-2038" svg:viewBox="0 0 2055 2039">
            <text:p/>
          </draw:connector>
          <draw:connector draw:style-name="gr2" draw:text-style-name="P3" draw:layer="layout" draw:type="line" svg:x1="11.58cm" svg:y1="6.665cm" svg:x2="9.525cm" svg:y2="4.627cm" draw:start-shape="id9" draw:start-glue-point="5" draw:end-shape="id7" draw:end-glue-point="9" svg:d="M11580 6665l-2055-2038" svg:viewBox="0 0 2056 2039">
            <text:p/>
          </draw:connector>
          <draw:custom-shape draw:style-name="gr20" draw:text-style-name="P10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21" draw:text-style-name="P12" xml:id="id21" draw:id="id21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2" draw:id="id22" draw:layer="layout" svg:width="1.5cm" svg:height="1.5cm" svg:x="8.244cm" svg:y="6.446cm">
          <text:p text:style-name="P8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3" draw:id="id23" draw:layer="layout" svg:width="1.5cm" svg:height="1.5cm" svg:x="11.361cm" svg:y="6.446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4cm" svg:y1="4.846cm" svg:x2="8.994cm" svg:y2="6.446cm" draw:start-shape="id21" draw:start-glue-point="8" draw:end-shape="id22" draw:end-glue-point="4" svg:d="M8994 4846v1600" svg:viewBox="0 0 1 1601">
          <text:p/>
        </draw:connector>
        <draw:connector draw:style-name="gr2" draw:text-style-name="P3" draw:layer="layout" draw:type="line" svg:x1="11.361cm" svg:y1="7.196cm" svg:x2="9.744cm" svg:y2="7.196cm" draw:start-shape="id23" draw:start-glue-point="6" draw:end-shape="id22" draw:end-glue-point="10" svg:d="M11361 7196h-1617" svg:viewBox="0 0 1618 1">
          <text:p/>
        </draw:connector>
        <draw:connector draw:style-name="gr2" draw:text-style-name="P3" draw:layer="layout" draw:type="line" svg:x1="12.111cm" svg:y1="6.446cm" svg:x2="12.103cm" svg:y2="4.846cm" draw:start-shape="id23" draw:start-glue-point="4" svg:d="M12111 6446l-8-1600" svg:viewBox="0 0 9 1601">
          <text:p/>
        </draw:connector>
        <draw:custom-shape draw:style-name="gr24" draw:text-style-name="P14" xml:id="id35" draw:id="id35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7" draw:id="id27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36" draw:id="id36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24" draw:id="id24" draw:layer="layout" svg:width="1.5cm" svg:height="1.5cm" svg:x="17.595cm" svg:y="6.44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5cm" svg:y1="6.447cm" svg:x2="18.337cm" svg:y2="4.847cm" draw:start-shape="id24" draw:start-glue-point="4" svg:d="M18345 6447l-8-1600" svg:viewBox="0 0 9 1601">
          <text:p/>
        </draw:connector>
        <draw:custom-shape draw:style-name="gr28" draw:text-style-name="P14" xml:id="id34" draw:id="id34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25" draw:id="id25" draw:layer="layout" svg:width="1.5cm" svg:height="1.5cm" svg:x="8.245cm" svg:y="9.546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xml:id="id26" draw:id="id26" draw:layer="layout" svg:width="1.5cm" svg:height="1.5cm" svg:x="11.362cm" svg:y="9.546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5cm" svg:y1="7.946cm" svg:x2="8.995cm" svg:y2="9.546cm" draw:end-shape="id25" draw:end-glue-point="4" svg:d="M8995 7946v1600" svg:viewBox="0 0 1 1601">
          <text:p/>
        </draw:connector>
        <draw:connector draw:style-name="gr2" draw:text-style-name="P3" draw:layer="layout" draw:type="line" svg:x1="11.362cm" svg:y1="10.296cm" svg:x2="9.745cm" svg:y2="10.296cm" draw:start-shape="id26" draw:start-glue-point="6" draw:end-shape="id25" draw:end-glue-point="10" svg:d="M11362 10296h-1617" svg:viewBox="0 0 1618 1">
          <text:p/>
        </draw:connector>
        <draw:connector draw:style-name="gr2" draw:text-style-name="P3" draw:layer="layout" draw:type="line" svg:x1="12.643cm" svg:y1="9.765cm" svg:x2="14.697cm" svg:y2="7.727cm" draw:start-shape="id26" draw:start-glue-point="11" draw:end-shape="id27" draw:end-glue-point="7" svg:d="M12643 9765l2054-2038" svg:viewBox="0 0 2055 2039">
          <text:p/>
        </draw:connector>
        <draw:custom-shape draw:style-name="gr31" draw:text-style-name="P9" xml:id="id28" draw:id="id28" draw:layer="layout" svg:width="1.5cm" svg:height="1.5cm" svg:x="14.479cm" svg:y="9.546cm">
          <text:p text:style-name="P8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79cm" svg:y1="10.296cm" svg:x2="12.862cm" svg:y2="10.296cm" draw:start-shape="id28" draw:start-glue-point="6" svg:d="M14479 10296h-1617" svg:viewBox="0 0 1618 1">
          <text:p/>
        </draw:connector>
        <draw:connector draw:style-name="gr2" draw:text-style-name="P3" draw:layer="layout" draw:type="line" svg:x1="15.229cm" svg:y1="9.546cm" svg:x2="15.221cm" svg:y2="7.946cm" draw:start-shape="id28" draw:start-glue-point="4" svg:d="M15229 9546l-8-1600" svg:viewBox="0 0 9 1601">
          <text:p/>
        </draw:connector>
        <draw:custom-shape draw:style-name="gr32" draw:text-style-name="P9" xml:id="id29" draw:id="id29" draw:layer="layout" svg:width="1.5cm" svg:height="1.5cm" svg:x="17.596cm" svg:y="9.547cm">
          <text:p text:style-name="P8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15cm" svg:y1="9.766cm" svg:x2="15.759cm" svg:y2="7.727cm" draw:start-shape="id29" draw:start-glue-point="5" draw:end-shape="id27" draw:end-glue-point="9" svg:d="M17815 9766l-2056-2039" svg:viewBox="0 0 2057 2040">
          <text:p/>
        </draw:connector>
        <draw:connector draw:style-name="gr2" draw:text-style-name="P3" draw:layer="layout" draw:type="line" svg:x1="18.346cm" svg:y1="9.547cm" svg:x2="18.338cm" svg:y2="7.947cm" draw:start-shape="id29" draw:start-glue-point="4" svg:d="M18346 9547l-8-1600" svg:viewBox="0 0 9 1601">
          <text:p/>
        </draw:connector>
        <draw:custom-shape draw:style-name="gr33" draw:text-style-name="P9" xml:id="id30" draw:id="id30" draw:layer="layout" svg:width="1.5cm" svg:height="1.5cm" svg:x="8.247cm" svg:y="12.646cm">
          <text:p text:style-name="P8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xml:id="id31" draw:id="id31" draw:layer="layout" svg:width="1.5cm" svg:height="1.5cm" svg:x="11.364cm" svg:y="12.646cm">
          <text:p text:style-name="P8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7cm" svg:y1="11.046cm" svg:x2="8.997cm" svg:y2="12.646cm" draw:end-shape="id30" draw:end-glue-point="4" svg:d="M8997 11046v1600" svg:viewBox="0 0 1 1601">
          <text:p/>
        </draw:connector>
        <draw:connector draw:style-name="gr2" draw:text-style-name="P3" draw:layer="layout" draw:type="line" svg:x1="11.364cm" svg:y1="13.396cm" svg:x2="9.747cm" svg:y2="13.396cm" draw:start-shape="id31" draw:start-glue-point="6" draw:end-shape="id30" draw:end-glue-point="10" svg:d="M11364 13396h-1617" svg:viewBox="0 0 1618 1">
          <text:p/>
        </draw:connector>
        <draw:connector draw:style-name="gr2" draw:text-style-name="P3" draw:layer="layout" draw:type="line" svg:x1="11.583cm" svg:y1="12.865cm" svg:x2="9.526cm" svg:y2="10.827cm" draw:start-shape="id31" draw:start-glue-point="5" draw:end-shape="id25" draw:end-glue-point="9" svg:d="M11583 12865l-2057-2038" svg:viewBox="0 0 2058 2039">
          <text:p/>
        </draw:connector>
        <draw:custom-shape draw:style-name="gr35" draw:text-style-name="P9" xml:id="id32" draw:id="id32" draw:layer="layout" svg:width="1.5cm" svg:height="1.5cm" svg:x="14.481cm" svg:y="12.646cm">
          <text:p text:style-name="P8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31cm" svg:y1="12.646cm" svg:x2="15.223cm" svg:y2="11.046cm" draw:start-shape="id32" draw:start-glue-point="4" svg:d="M15231 12646l-8-1600" svg:viewBox="0 0 9 1601">
          <text:p/>
        </draw:connector>
        <draw:custom-shape draw:style-name="gr36" draw:text-style-name="P9" xml:id="id33" draw:id="id33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33" draw:start-glue-point="4" svg:d="M18348 12647l-8-1600" svg:viewBox="0 0 9 1601">
          <text:p/>
        </draw:connector>
        <draw:connector draw:style-name="gr2" draw:text-style-name="P3" draw:layer="layout" draw:type="line" svg:x1="12.645cm" svg:y1="12.865cm" svg:x2="14.698cm" svg:y2="10.827cm" draw:start-shape="id31" draw:start-glue-point="11" draw:end-shape="id28" draw:end-glue-point="7" svg:d="M12645 12865l2053-2038" svg:viewBox="0 0 2054 2039">
          <text:p/>
        </draw:connector>
        <draw:connector draw:style-name="gr2" draw:text-style-name="P3" draw:layer="layout" draw:type="line" svg:x1="9.526cm" svg:y1="9.765cm" svg:x2="11.58cm" svg:y2="7.727cm" draw:start-shape="id25" draw:start-glue-point="11" draw:end-shape="id23" draw:end-glue-point="7" svg:d="M9526 9765l2054-2038" svg:viewBox="0 0 2055 2039">
          <text:p/>
        </draw:connector>
        <draw:connector draw:style-name="gr2" draw:text-style-name="P3" draw:layer="layout" draw:type="line" svg:x1="11.58cm" svg:y1="6.665cm" svg:x2="9.525cm" svg:y2="4.627cm" draw:start-shape="id23" draw:start-glue-point="5" draw:end-shape="id21" draw:end-glue-point="9" svg:d="M11580 6665l-2055-2038" svg:viewBox="0 0 2056 2039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34" draw:start-glue-point="7" draw:end-shape="id27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21" draw:start-glue-point="10" draw:end-shape="id35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35" draw:start-glue-point="10" draw:end-shape="id36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36" draw:start-glue-point="10" draw:end-shape="id34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27" draw:start-glue-point="4" draw:end-shape="id36" draw:end-glue-point="8" svg:d="M15228 6446v-1600" svg:viewBox="0 0 1 1601">
          <text:p/>
        </draw:connector>
      </draw:page>
      <draw:page draw:name="page5" draw:style-name="dp1" draw:master-page-name="Default">
        <draw:g>
          <draw:custom-shape draw:style-name="gr39" draw:text-style-name="P12" xml:id="id47" draw:id="id47" draw:layer="layout" svg:width="1.5cm" svg:height="1.5cm" svg:x="8.244cm" svg:y="3.346cm">
            <draw:glue-point draw:id="12" svg:x="4.68cm" svg:y="1.84cm"/>
            <text:p text:style-name="P1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4" xml:id="id51" draw:id="id51" draw:layer="layout" svg:width="1.5cm" svg:height="1.5cm" svg:x="8.244cm" svg:y="6.446cm">
            <text:p text:style-name="P13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xml:id="id52" draw:id="id52" draw:layer="layout" svg:width="1.5cm" svg:height="1.5cm" svg:x="11.361cm" svg:y="6.446cm">
            <text:p text:style-name="P13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xml:id="id48" draw:id="id48" draw:layer="layout" svg:width="1.5cm" svg:height="1.5cm" svg:x="11.361cm" svg:y="3.346cm">
            <draw:glue-point draw:id="12" svg:x="4.68cm" svg:y="1.84cm"/>
            <text:p text:style-name="P13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4" xml:id="id40" draw:id="id40" draw:layer="layout" svg:width="1.5cm" svg:height="1.5cm" svg:x="14.478cm" svg:y="6.446cm">
            <text:p text:style-name="P13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49" draw:id="id49" draw:layer="layout" svg:width="1.5cm" svg:height="1.5cm" svg:x="14.478cm" svg:y="3.346cm">
            <draw:glue-point draw:id="12" svg:x="4.68cm" svg:y="1.84cm"/>
            <text:p text:style-name="P13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9" xml:id="id37" draw:id="id37" draw:layer="layout" svg:width="1.5cm" svg:height="1.5cm" svg:x="17.595cm" svg:y="6.447cm">
            <text:p text:style-name="P8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5cm" svg:y1="6.447cm" svg:x2="18.337cm" svg:y2="4.847cm" draw:start-shape="id37" draw:start-glue-point="4" svg:d="M18345 6447l-8-1600" svg:viewBox="0 0 9 1601">
            <text:p/>
          </draw:connector>
          <draw:custom-shape draw:style-name="gr46" draw:text-style-name="P14" xml:id="id46" draw:id="id46" draw:layer="layout" svg:width="1.5cm" svg:height="1.5cm" svg:x="17.595cm" svg:y="3.347cm">
            <draw:glue-point draw:id="12" svg:x="4.68cm" svg:y="1.84cm"/>
            <text:p text:style-name="P13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4" xml:id="id43" draw:id="id43" draw:layer="layout" svg:width="1.5cm" svg:height="1.5cm" svg:x="8.245cm" svg:y="9.546cm">
            <text:p text:style-name="P13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4" xml:id="id50" draw:id="id50" draw:layer="layout" svg:width="1.5cm" svg:height="1.5cm" svg:x="11.362cm" svg:y="9.546cm">
            <text:p text:style-name="P13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9" xml:id="id38" draw:id="id38" draw:layer="layout" svg:width="1.5cm" svg:height="1.5cm" svg:x="14.479cm" svg:y="9.546cm">
            <text:p text:style-name="P8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38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38" draw:start-glue-point="4" svg:d="M15229 9546l-8-1600" svg:viewBox="0 0 9 1601">
            <text:p/>
          </draw:connector>
          <draw:custom-shape draw:style-name="gr50" draw:text-style-name="P9" xml:id="id39" draw:id="id39" draw:layer="layout" svg:width="1.5cm" svg:height="1.5cm" svg:x="17.596cm" svg:y="9.547cm">
            <text:p text:style-name="P8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39" draw:start-glue-point="5" draw:end-shape="id40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39" draw:start-glue-point="4" svg:d="M18346 9547l-8-1600" svg:viewBox="0 0 9 1601">
            <text:p/>
          </draw:connector>
          <draw:custom-shape draw:style-name="gr51" draw:text-style-name="P9" xml:id="id41" draw:id="id41" draw:layer="layout" svg:width="1.5cm" svg:height="1.5cm" svg:x="8.247cm" svg:y="12.646cm">
            <text:p text:style-name="P8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9" xml:id="id42" draw:id="id42" draw:layer="layout" svg:width="1.5cm" svg:height="1.5cm" svg:x="11.364cm" svg:y="12.646cm">
            <text:p text:style-name="P8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41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42" draw:start-glue-point="6" draw:end-shape="id41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42" draw:start-glue-point="5" draw:end-shape="id43" draw:end-glue-point="9" svg:d="M11583 12865l-2057-2038" svg:viewBox="0 0 2058 2039">
            <text:p/>
          </draw:connector>
          <draw:custom-shape draw:style-name="gr53" draw:text-style-name="P9" xml:id="id44" draw:id="id44" draw:layer="layout" svg:width="1.5cm" svg:height="1.5cm" svg:x="14.481cm" svg:y="12.646cm">
            <text:p text:style-name="P8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44" draw:start-glue-point="4" svg:d="M15231 12646l-8-1600" svg:viewBox="0 0 9 1601">
            <text:p/>
          </draw:connector>
          <draw:custom-shape draw:style-name="gr54" draw:text-style-name="P9" xml:id="id45" draw:id="id45" draw:layer="layout" svg:width="1.5cm" svg:height="1.5cm" svg:x="17.598cm" svg:y="12.647cm">
            <text:p text:style-name="P8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45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42" draw:start-glue-point="11" draw:end-shape="id38" draw:end-glue-point="7" svg:d="M12645 12865l2053-2038" svg:viewBox="0 0 2054 2039">
            <text:p/>
          </draw:connector>
          <draw:custom-shape draw:style-name="gr20" draw:text-style-name="P10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type="line" svg:x1="17.814cm" svg:y1="4.628cm" svg:x2="15.759cm" svg:y2="6.665cm" draw:start-shape="id46" draw:start-glue-point="7" draw:end-shape="id40" draw:end-glue-point="11" svg:d="M17814 4628l-2055 2037" svg:viewBox="0 0 2056 2038">
            <text:p/>
          </draw:connector>
          <draw:connector draw:style-name="gr37" draw:text-style-name="P3" draw:layer="layout" draw:type="line" svg:x1="9.744cm" svg:y1="4.096cm" svg:x2="11.361cm" svg:y2="4.096cm" draw:start-shape="id47" draw:start-glue-point="10" draw:end-shape="id48" draw:end-glue-point="6" svg:d="M9744 4096h1617" svg:viewBox="0 0 1618 1">
            <text:p/>
          </draw:connector>
          <draw:connector draw:style-name="gr37" draw:text-style-name="P3" draw:layer="layout" draw:type="line" svg:x1="12.861cm" svg:y1="4.096cm" svg:x2="14.478cm" svg:y2="4.096cm" draw:start-shape="id48" draw:start-glue-point="10" draw:end-shape="id49" draw:end-glue-point="6" svg:d="M12861 4096h1617" svg:viewBox="0 0 1618 1">
            <text:p/>
          </draw:connector>
          <draw:connector draw:style-name="gr37" draw:text-style-name="P3" draw:layer="layout" draw:type="line" svg:x1="15.978cm" svg:y1="4.096cm" svg:x2="17.595cm" svg:y2="4.097cm" draw:start-shape="id49" draw:start-glue-point="10" draw:end-shape="id46" draw:end-glue-point="6" svg:d="M15978 4096l1617 1" svg:viewBox="0 0 1618 2">
            <text:p/>
          </draw:connector>
          <draw:connector draw:style-name="gr38" draw:text-style-name="P3" draw:layer="layout" draw:type="line" svg:x1="15.228cm" svg:y1="6.446cm" svg:x2="15.228cm" svg:y2="4.846cm" draw:start-shape="id40" draw:start-glue-point="4" draw:end-shape="id49" draw:end-glue-point="8" svg:d="M15228 6446v-1600" svg:viewBox="0 0 1 1601">
            <text:p/>
          </draw:connector>
          <draw:connector draw:style-name="gr37" draw:text-style-name="P3" draw:layer="layout" draw:type="line" svg:x1="14.697cm" svg:y1="7.727cm" svg:x2="12.643cm" svg:y2="9.765cm" draw:start-shape="id40" draw:start-glue-point="7" draw:end-shape="id50" draw:end-glue-point="11" svg:d="M14697 7727l-2054 2038" svg:viewBox="0 0 2055 2039">
            <text:p/>
          </draw:connector>
          <draw:connector draw:style-name="gr37" draw:text-style-name="P3" draw:layer="layout" draw:type="line" svg:x1="8.995cm" svg:y1="9.546cm" svg:x2="8.995cm" svg:y2="7.946cm" draw:start-shape="id43" draw:start-glue-point="4" svg:d="M8995 9546v-1600" svg:viewBox="0 0 1 1601">
            <text:p/>
          </draw:connector>
          <draw:connector draw:style-name="gr37" draw:text-style-name="P3" draw:layer="layout" draw:type="line" svg:x1="11.362cm" svg:y1="10.296cm" svg:x2="9.745cm" svg:y2="10.296cm" draw:start-shape="id50" draw:start-glue-point="6" draw:end-shape="id43" draw:end-glue-point="10" svg:d="M11362 10296h-1617" svg:viewBox="0 0 1618 1">
            <text:p/>
          </draw:connector>
          <draw:connector draw:style-name="gr38" draw:text-style-name="P3" draw:layer="layout" draw:type="line" svg:x1="8.994cm" svg:y1="6.446cm" svg:x2="8.994cm" svg:y2="4.846cm" draw:start-shape="id51" draw:start-glue-point="4" draw:end-shape="id47" draw:end-glue-point="8" svg:d="M8994 6446v-1600" svg:viewBox="0 0 1 1601">
            <text:p/>
          </draw:connector>
          <draw:connector draw:style-name="gr37" draw:text-style-name="P3" draw:layer="layout" draw:type="line" svg:x1="9.744cm" svg:y1="7.196cm" svg:x2="11.361cm" svg:y2="7.196cm" draw:start-shape="id51" draw:start-glue-point="10" draw:end-shape="id52" draw:end-glue-point="6" svg:d="M9744 7196h1617" svg:viewBox="0 0 1618 1">
            <text:p/>
          </draw:connector>
          <draw:connector draw:style-name="gr38" draw:text-style-name="P3" draw:layer="layout" draw:type="line" svg:x1="11.58cm" svg:y1="6.665cm" svg:x2="9.525cm" svg:y2="4.627cm" draw:start-shape="id52" draw:start-glue-point="5" draw:end-shape="id47" draw:end-glue-point="9" svg:d="M11580 6665l-2055-2038" svg:viewBox="0 0 2056 2039">
            <text:p/>
          </draw:connector>
          <draw:connector draw:style-name="gr38" draw:text-style-name="P3" draw:layer="layout" draw:type="line" svg:x1="12.111cm" svg:y1="6.446cm" svg:x2="12.111cm" svg:y2="4.846cm" draw:start-shape="id52" draw:start-glue-point="4" draw:end-shape="id48" svg:d="M12111 6446v-1600" svg:viewBox="0 0 1 1601">
            <text:p/>
          </draw:connector>
          <draw:connector draw:style-name="gr38" draw:text-style-name="P3" draw:layer="layout" draw:type="line" svg:x1="11.58cm" svg:y1="7.727cm" svg:x2="9.526cm" svg:y2="9.765cm" draw:start-shape="id52" draw:start-glue-point="7" draw:end-shape="id43" draw:end-glue-point="11" svg:d="M11580 7727l-2054 2038" svg:viewBox="0 0 2055 2039">
            <text:p/>
          </draw:connector>
        </draw:g>
      </draw:page>
      <draw:page draw:name="page6" draw:style-name="dp1" draw:master-page-name="Default">
        <draw:custom-shape draw:style-name="gr39" draw:text-style-name="P12" xml:id="id58" draw:id="id58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xml:id="id63" draw:id="id63" draw:layer="layout" svg:width="1.5cm" svg:height="1.5cm" svg:x="8.244cm" svg:y="6.4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xml:id="id64" draw:id="id64" draw:layer="layout" svg:width="1.5cm" svg:height="1.5cm" svg:x="11.361cm" svg:y="6.446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xml:id="id59" draw:id="id59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xml:id="id55" draw:id="id55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xml:id="id60" draw:id="id60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9" xml:id="id53" draw:id="id53" draw:layer="layout" svg:width="1.5cm" svg:height="1.5cm" svg:x="17.595cm" svg:y="6.44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5cm" svg:y1="6.447cm" svg:x2="18.337cm" svg:y2="4.847cm" draw:start-shape="id53" draw:start-glue-point="4" svg:d="M18345 6447l-8-1600" svg:viewBox="0 0 9 1601">
          <text:p/>
        </draw:connector>
        <draw:custom-shape draw:style-name="gr61" draw:text-style-name="P14" xml:id="id57" draw:id="id57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4" xml:id="id62" draw:id="id62" draw:layer="layout" svg:width="1.5cm" svg:height="1.5cm" svg:x="8.245cm" svg:y="9.546cm">
          <text:p text:style-name="P1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4" xml:id="id61" draw:id="id61" draw:layer="layout" svg:width="1.5cm" svg:height="1.5cm" svg:x="11.362cm" svg:y="9.546cm">
          <text:p text:style-name="P1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4" xml:id="id67" draw:id="id67" draw:layer="layout" svg:width="1.5cm" svg:height="1.5cm" svg:x="14.479cm" svg:y="9.546cm">
          <text:p text:style-name="P13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54" draw:id="id54" draw:layer="layout" svg:width="1.5cm" svg:height="1.5cm" svg:x="17.596cm" svg:y="9.547cm">
          <text:p text:style-name="P8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15cm" svg:y1="9.766cm" svg:x2="15.759cm" svg:y2="7.727cm" draw:start-shape="id54" draw:start-glue-point="5" draw:end-shape="id55" draw:end-glue-point="9" svg:d="M17815 9766l-2056-2039" svg:viewBox="0 0 2057 2040">
          <text:p/>
        </draw:connector>
        <draw:connector draw:style-name="gr2" draw:text-style-name="P3" draw:layer="layout" draw:type="line" svg:x1="18.346cm" svg:y1="9.547cm" svg:x2="18.338cm" svg:y2="7.947cm" draw:start-shape="id54" draw:start-glue-point="4" svg:d="M18346 9547l-8-1600" svg:viewBox="0 0 9 1601">
          <text:p/>
        </draw:connector>
        <draw:custom-shape draw:style-name="gr66" draw:text-style-name="P14" xml:id="id65" draw:id="id65" draw:layer="layout" svg:width="1.5cm" svg:height="1.5cm" svg:x="8.247cm" svg:y="12.646cm">
          <text:p text:style-name="P13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4" xml:id="id66" draw:id="id66" draw:layer="layout" svg:width="1.5cm" svg:height="1.5cm" svg:x="11.364cm" svg:y="12.646cm">
          <text:p text:style-name="P13"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xml:id="id68" draw:id="id68" draw:layer="layout" svg:width="1.5cm" svg:height="1.5cm" svg:x="14.481cm" svg:y="12.646cm">
          <text:p text:style-name="P13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56" draw:id="id56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56" draw:start-glue-point="4" svg:d="M18348 12647l-8-1600" svg:viewBox="0 0 9 1601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57" draw:start-glue-point="7" draw:end-shape="id55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58" draw:start-glue-point="10" draw:end-shape="id59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59" draw:start-glue-point="10" draw:end-shape="id60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60" draw:start-glue-point="10" draw:end-shape="id57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55" draw:start-glue-point="4" draw:end-shape="id60" draw:end-glue-point="8" svg:d="M15228 6446v-1600" svg:viewBox="0 0 1 1601">
          <text:p/>
        </draw:connector>
        <draw:connector draw:style-name="gr37" draw:text-style-name="P3" draw:layer="layout" draw:type="line" svg:x1="14.697cm" svg:y1="7.727cm" svg:x2="12.643cm" svg:y2="9.765cm" draw:start-shape="id55" draw:start-glue-point="7" draw:end-shape="id61" draw:end-glue-point="11" svg:d="M14697 7727l-2054 2038" svg:viewBox="0 0 2055 2039">
          <text:p/>
        </draw:connector>
        <draw:connector draw:style-name="gr37" draw:text-style-name="P3" draw:layer="layout" draw:type="line" svg:x1="8.995cm" svg:y1="9.546cm" svg:x2="8.995cm" svg:y2="7.946cm" draw:start-shape="id62" draw:start-glue-point="4" svg:d="M8995 9546v-1600" svg:viewBox="0 0 1 1601">
          <text:p/>
        </draw:connector>
        <draw:connector draw:style-name="gr37" draw:text-style-name="P3" draw:layer="layout" draw:type="line" svg:x1="11.362cm" svg:y1="10.296cm" svg:x2="9.745cm" svg:y2="10.296cm" draw:start-shape="id61" draw:start-glue-point="6" draw:end-shape="id62" draw:end-glue-point="10" svg:d="M11362 10296h-1617" svg:viewBox="0 0 1618 1">
          <text:p/>
        </draw:connector>
        <draw:connector draw:style-name="gr38" draw:text-style-name="P3" draw:layer="layout" draw:type="line" svg:x1="8.994cm" svg:y1="6.446cm" svg:x2="8.994cm" svg:y2="4.846cm" draw:start-shape="id63" draw:start-glue-point="4" draw:end-shape="id58" draw:end-glue-point="8" svg:d="M8994 6446v-1600" svg:viewBox="0 0 1 1601">
          <text:p/>
        </draw:connector>
        <draw:connector draw:style-name="gr37" draw:text-style-name="P3" draw:layer="layout" draw:type="line" svg:x1="9.744cm" svg:y1="7.196cm" svg:x2="11.361cm" svg:y2="7.196cm" draw:start-shape="id63" draw:start-glue-point="10" draw:end-shape="id64" draw:end-glue-point="6" svg:d="M9744 7196h1617" svg:viewBox="0 0 1618 1">
          <text:p/>
        </draw:connector>
        <draw:connector draw:style-name="gr38" draw:text-style-name="P3" draw:layer="layout" draw:type="line" svg:x1="11.58cm" svg:y1="6.665cm" svg:x2="9.525cm" svg:y2="4.627cm" draw:start-shape="id64" draw:start-glue-point="5" draw:end-shape="id58" draw:end-glue-point="9" svg:d="M11580 6665l-2055-2038" svg:viewBox="0 0 2056 2039">
          <text:p/>
        </draw:connector>
        <draw:connector draw:style-name="gr38" draw:text-style-name="P3" draw:layer="layout" draw:type="line" svg:x1="12.111cm" svg:y1="6.446cm" svg:x2="12.111cm" svg:y2="4.846cm" draw:start-shape="id64" draw:start-glue-point="4" draw:end-shape="id59" svg:d="M12111 6446v-1600" svg:viewBox="0 0 1 1601">
          <text:p/>
        </draw:connector>
        <draw:connector draw:style-name="gr38" draw:text-style-name="P3" draw:layer="layout" draw:type="line" svg:x1="11.58cm" svg:y1="7.727cm" svg:x2="9.526cm" svg:y2="9.765cm" draw:start-shape="id64" draw:start-glue-point="7" draw:end-shape="id62" draw:end-glue-point="11" svg:d="M11580 7727l-2054 2038" svg:viewBox="0 0 2055 2039">
          <text:p/>
        </draw:connector>
        <draw:connector draw:style-name="gr37" draw:text-style-name="P3" draw:layer="layout" draw:type="line" svg:x1="8.995cm" svg:y1="11.046cm" svg:x2="8.997cm" svg:y2="12.646cm" draw:start-shape="id62" draw:start-glue-point="8" draw:end-shape="id65" draw:end-glue-point="4" svg:d="M8995 11046l2 1600" svg:viewBox="0 0 3 1601">
          <text:p/>
        </draw:connector>
        <draw:connector draw:style-name="gr37" draw:text-style-name="P3" draw:layer="layout" draw:type="line" svg:x1="9.747cm" svg:y1="13.396cm" svg:x2="11.364cm" svg:y2="13.396cm" draw:start-shape="id65" draw:start-glue-point="10" draw:end-shape="id66" draw:end-glue-point="6" svg:d="M9747 13396h1617" svg:viewBox="0 0 1618 1">
          <text:p/>
        </draw:connector>
        <draw:connector draw:style-name="gr37" draw:text-style-name="P3" draw:layer="layout" draw:type="line" svg:x1="12.645cm" svg:y1="12.865cm" svg:x2="14.698cm" svg:y2="10.827cm" draw:start-shape="id66" draw:start-glue-point="11" draw:end-shape="id67" draw:end-glue-point="7" svg:d="M12645 12865l2053-2038" svg:viewBox="0 0 2054 2039">
          <text:p/>
        </draw:connector>
        <draw:connector draw:style-name="gr38" draw:text-style-name="P3" draw:layer="layout" draw:type="line" svg:x1="11.583cm" svg:y1="12.865cm" svg:x2="9.526cm" svg:y2="10.827cm" draw:start-shape="id66" draw:start-glue-point="5" draw:end-shape="id62" draw:end-glue-point="9" svg:d="M11583 12865l-2057-2038" svg:viewBox="0 0 2058 2039">
          <text:p/>
        </draw:connector>
        <draw:connector draw:style-name="gr38" draw:text-style-name="P3" draw:layer="layout" draw:type="line" svg:x1="14.479cm" svg:y1="10.296cm" svg:x2="12.862cm" svg:y2="10.296cm" draw:start-shape="id67" draw:start-glue-point="6" draw:end-shape="id61" draw:end-glue-point="10" svg:d="M14479 10296h-1617" svg:viewBox="0 0 1618 1">
          <text:p/>
        </draw:connector>
        <draw:connector draw:style-name="gr38" draw:text-style-name="P3" draw:layer="layout" draw:type="line" svg:x1="15.229cm" svg:y1="9.546cm" svg:x2="15.228cm" svg:y2="7.946cm" draw:start-shape="id67" draw:start-glue-point="4" draw:end-shape="id55" draw:end-glue-point="8" svg:d="M15229 9546l-1-1600" svg:viewBox="0 0 2 1601">
          <text:p/>
        </draw:connector>
        <draw:connector draw:style-name="gr37" draw:text-style-name="P3" draw:layer="layout" draw:type="line" svg:x1="15.229cm" svg:y1="11.046cm" svg:x2="15.231cm" svg:y2="12.646cm" draw:start-shape="id67" draw:start-glue-point="8" draw:end-shape="id68" draw:end-glue-point="4" svg:d="M15229 11046l2 1600" svg:viewBox="0 0 3 1601">
          <text:p/>
        </draw:connector>
      </draw:page>
      <draw:page draw:name="page7" draw:style-name="dp1" draw:master-page-name="Default">
        <draw:g>
          <draw:custom-shape draw:style-name="gr39" draw:text-style-name="P12" xml:id="id72" draw:id="id72" draw:layer="layout" svg:width="1.5cm" svg:height="1.5cm" svg:x="8.244cm" svg:y="3.346cm">
            <draw:glue-point draw:id="12" svg:x="4.68cm" svg:y="1.84cm"/>
            <text:p text:style-name="P1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4" xml:id="id77" draw:id="id77" draw:layer="layout" svg:width="1.5cm" svg:height="1.5cm" svg:x="8.244cm" svg:y="6.446cm">
            <text:p text:style-name="P13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4" xml:id="id78" draw:id="id78" draw:layer="layout" svg:width="1.5cm" svg:height="1.5cm" svg:x="11.361cm" svg:y="6.446cm">
            <text:p text:style-name="P13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4" xml:id="id73" draw:id="id73" draw:layer="layout" svg:width="1.5cm" svg:height="1.5cm" svg:x="11.361cm" svg:y="3.346cm">
            <draw:glue-point draw:id="12" svg:x="4.68cm" svg:y="1.84cm"/>
            <text:p text:style-name="P13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4" xml:id="id71" draw:id="id71" draw:layer="layout" svg:width="1.5cm" svg:height="1.5cm" svg:x="14.478cm" svg:y="6.446cm">
            <text:p text:style-name="P13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4" xml:id="id74" draw:id="id74" draw:layer="layout" svg:width="1.5cm" svg:height="1.5cm" svg:x="14.478cm" svg:y="3.346cm">
            <draw:glue-point draw:id="12" svg:x="4.68cm" svg:y="1.84cm"/>
            <text:p text:style-name="P13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4" xml:id="id84" draw:id="id84" draw:layer="layout" svg:width="1.5cm" svg:height="1.5cm" svg:x="17.595cm" svg:y="6.447cm">
            <text:p text:style-name="P13"><text:span text:style-name="T3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4" xml:id="id70" draw:id="id70" draw:layer="layout" svg:width="1.5cm" svg:height="1.5cm" svg:x="17.595cm" svg:y="3.347cm">
            <draw:glue-point draw:id="12" svg:x="4.68cm" svg:y="1.84cm"/>
            <text:p text:style-name="P13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4" xml:id="id76" draw:id="id76" draw:layer="layout" svg:width="1.5cm" svg:height="1.5cm" svg:x="8.245cm" svg:y="9.546cm">
            <text:p text:style-name="P13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4" xml:id="id75" draw:id="id75" draw:layer="layout" svg:width="1.5cm" svg:height="1.5cm" svg:x="11.362cm" svg:y="9.546cm">
            <text:p text:style-name="P13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xml:id="id81" draw:id="id81" draw:layer="layout" svg:width="1.5cm" svg:height="1.5cm" svg:x="14.479cm" svg:y="9.546cm">
            <text:p text:style-name="P13"><text:span text:style-name="T3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4" xml:id="id83" draw:id="id83" draw:layer="layout" svg:width="1.5cm" svg:height="1.5cm" svg:x="17.596cm" svg:y="9.547cm">
            <text:p text:style-name="P13"><text:span text:style-name="T3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4" xml:id="id79" draw:id="id79" draw:layer="layout" svg:width="1.5cm" svg:height="1.5cm" svg:x="8.247cm" svg:y="12.646cm">
            <text:p text:style-name="P13"><text:span text:style-name="T3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4" xml:id="id80" draw:id="id80" draw:layer="layout" svg:width="1.5cm" svg:height="1.5cm" svg:x="11.364cm" svg:y="12.646cm">
            <text:p text:style-name="P13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4" xml:id="id82" draw:id="id82" draw:layer="layout" svg:width="1.5cm" svg:height="1.5cm" svg:x="14.481cm" svg:y="12.646cm">
            <text:p text:style-name="P13"><text:span text:style-name="T3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9" xml:id="id69" draw:id="id69" draw:layer="layout" svg:width="1.5cm" svg:height="1.5cm" svg:x="17.598cm" svg:y="12.647cm">
            <text:p text:style-name="P8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69" draw:start-glue-point="4" svg:d="M18348 12647l-8-1600" svg:viewBox="0 0 9 1601">
            <text:p/>
          </draw:connector>
          <draw:custom-shape draw:style-name="gr20" draw:text-style-name="P10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type="line" svg:x1="17.814cm" svg:y1="4.628cm" svg:x2="15.759cm" svg:y2="6.665cm" draw:start-shape="id70" draw:start-glue-point="7" draw:end-shape="id71" draw:end-glue-point="11" svg:d="M17814 4628l-2055 2037" svg:viewBox="0 0 2056 2038">
            <text:p/>
          </draw:connector>
          <draw:connector draw:style-name="gr37" draw:text-style-name="P3" draw:layer="layout" draw:type="line" svg:x1="9.744cm" svg:y1="4.096cm" svg:x2="11.361cm" svg:y2="4.096cm" draw:start-shape="id72" draw:start-glue-point="10" draw:end-shape="id73" draw:end-glue-point="6" svg:d="M9744 4096h1617" svg:viewBox="0 0 1618 1">
            <text:p/>
          </draw:connector>
          <draw:connector draw:style-name="gr37" draw:text-style-name="P3" draw:layer="layout" draw:type="line" svg:x1="12.861cm" svg:y1="4.096cm" svg:x2="14.478cm" svg:y2="4.096cm" draw:start-shape="id73" draw:start-glue-point="10" draw:end-shape="id74" draw:end-glue-point="6" svg:d="M12861 4096h1617" svg:viewBox="0 0 1618 1">
            <text:p/>
          </draw:connector>
          <draw:connector draw:style-name="gr37" draw:text-style-name="P3" draw:layer="layout" draw:type="line" svg:x1="15.978cm" svg:y1="4.096cm" svg:x2="17.595cm" svg:y2="4.097cm" draw:start-shape="id74" draw:start-glue-point="10" draw:end-shape="id70" draw:end-glue-point="6" svg:d="M15978 4096l1617 1" svg:viewBox="0 0 1618 2">
            <text:p/>
          </draw:connector>
          <draw:connector draw:style-name="gr38" draw:text-style-name="P3" draw:layer="layout" draw:type="line" svg:x1="15.228cm" svg:y1="6.446cm" svg:x2="15.228cm" svg:y2="4.846cm" draw:start-shape="id71" draw:start-glue-point="4" draw:end-shape="id74" draw:end-glue-point="8" svg:d="M15228 6446v-1600" svg:viewBox="0 0 1 1601">
            <text:p/>
          </draw:connector>
          <draw:connector draw:style-name="gr37" draw:text-style-name="P3" draw:layer="layout" draw:type="line" svg:x1="14.697cm" svg:y1="7.727cm" svg:x2="12.643cm" svg:y2="9.765cm" draw:start-shape="id71" draw:start-glue-point="7" draw:end-shape="id75" draw:end-glue-point="11" svg:d="M14697 7727l-2054 2038" svg:viewBox="0 0 2055 2039">
            <text:p/>
          </draw:connector>
          <draw:connector draw:style-name="gr37" draw:text-style-name="P3" draw:layer="layout" draw:type="line" svg:x1="8.995cm" svg:y1="9.546cm" svg:x2="8.995cm" svg:y2="7.946cm" draw:start-shape="id76" draw:start-glue-point="4" svg:d="M8995 9546v-1600" svg:viewBox="0 0 1 1601">
            <text:p/>
          </draw:connector>
          <draw:connector draw:style-name="gr37" draw:text-style-name="P3" draw:layer="layout" draw:type="line" svg:x1="11.362cm" svg:y1="10.296cm" svg:x2="9.745cm" svg:y2="10.296cm" draw:start-shape="id75" draw:start-glue-point="6" draw:end-shape="id76" draw:end-glue-point="10" svg:d="M11362 10296h-1617" svg:viewBox="0 0 1618 1">
            <text:p/>
          </draw:connector>
          <draw:connector draw:style-name="gr38" draw:text-style-name="P3" draw:layer="layout" draw:type="line" svg:x1="8.994cm" svg:y1="6.446cm" svg:x2="8.994cm" svg:y2="4.846cm" draw:start-shape="id77" draw:start-glue-point="4" draw:end-shape="id72" draw:end-glue-point="8" svg:d="M8994 6446v-1600" svg:viewBox="0 0 1 1601">
            <text:p/>
          </draw:connector>
          <draw:connector draw:style-name="gr37" draw:text-style-name="P3" draw:layer="layout" draw:type="line" svg:x1="9.744cm" svg:y1="7.196cm" svg:x2="11.361cm" svg:y2="7.196cm" draw:start-shape="id77" draw:start-glue-point="10" draw:end-shape="id78" draw:end-glue-point="6" svg:d="M9744 7196h1617" svg:viewBox="0 0 1618 1">
            <text:p/>
          </draw:connector>
          <draw:connector draw:style-name="gr38" draw:text-style-name="P3" draw:layer="layout" draw:type="line" svg:x1="11.58cm" svg:y1="6.665cm" svg:x2="9.525cm" svg:y2="4.627cm" draw:start-shape="id78" draw:start-glue-point="5" draw:end-shape="id72" draw:end-glue-point="9" svg:d="M11580 6665l-2055-2038" svg:viewBox="0 0 2056 2039">
            <text:p/>
          </draw:connector>
          <draw:connector draw:style-name="gr38" draw:text-style-name="P3" draw:layer="layout" draw:type="line" svg:x1="12.111cm" svg:y1="6.446cm" svg:x2="12.111cm" svg:y2="4.846cm" draw:start-shape="id78" draw:start-glue-point="4" draw:end-shape="id73" svg:d="M12111 6446v-1600" svg:viewBox="0 0 1 1601">
            <text:p/>
          </draw:connector>
          <draw:connector draw:style-name="gr38" draw:text-style-name="P3" draw:layer="layout" draw:type="line" svg:x1="11.58cm" svg:y1="7.727cm" svg:x2="9.526cm" svg:y2="9.765cm" draw:start-shape="id78" draw:start-glue-point="7" draw:end-shape="id76" draw:end-glue-point="11" svg:d="M11580 7727l-2054 2038" svg:viewBox="0 0 2055 2039">
            <text:p/>
          </draw:connector>
          <draw:connector draw:style-name="gr37" draw:text-style-name="P3" draw:layer="layout" draw:type="line" svg:x1="8.995cm" svg:y1="11.046cm" svg:x2="8.997cm" svg:y2="12.646cm" draw:start-shape="id76" draw:start-glue-point="8" draw:end-shape="id79" draw:end-glue-point="4" svg:d="M8995 11046l2 1600" svg:viewBox="0 0 3 1601">
            <text:p/>
          </draw:connector>
          <draw:connector draw:style-name="gr37" draw:text-style-name="P3" draw:layer="layout" draw:type="line" svg:x1="9.747cm" svg:y1="13.396cm" svg:x2="11.364cm" svg:y2="13.396cm" draw:start-shape="id79" draw:start-glue-point="10" draw:end-shape="id80" draw:end-glue-point="6" svg:d="M9747 13396h1617" svg:viewBox="0 0 1618 1">
            <text:p/>
          </draw:connector>
          <draw:connector draw:style-name="gr37" draw:text-style-name="P3" draw:layer="layout" draw:type="line" svg:x1="12.645cm" svg:y1="12.865cm" svg:x2="14.698cm" svg:y2="10.827cm" draw:start-shape="id80" draw:start-glue-point="11" draw:end-shape="id81" draw:end-glue-point="7" svg:d="M12645 12865l2053-2038" svg:viewBox="0 0 2054 2039">
            <text:p/>
          </draw:connector>
          <draw:connector draw:style-name="gr38" draw:text-style-name="P3" draw:layer="layout" draw:type="line" svg:x1="11.583cm" svg:y1="12.865cm" svg:x2="9.526cm" svg:y2="10.827cm" draw:start-shape="id80" draw:start-glue-point="5" draw:end-shape="id76" draw:end-glue-point="9" svg:d="M11583 12865l-2057-2038" svg:viewBox="0 0 2058 2039">
            <text:p/>
          </draw:connector>
          <draw:connector draw:style-name="gr38" draw:text-style-name="P3" draw:layer="layout" draw:type="line" svg:x1="14.479cm" svg:y1="10.296cm" svg:x2="12.862cm" svg:y2="10.296cm" draw:start-shape="id81" draw:start-glue-point="6" draw:end-shape="id75" draw:end-glue-point="10" svg:d="M14479 10296h-1617" svg:viewBox="0 0 1618 1">
            <text:p/>
          </draw:connector>
          <draw:connector draw:style-name="gr38" draw:text-style-name="P3" draw:layer="layout" draw:type="line" svg:x1="15.229cm" svg:y1="9.546cm" svg:x2="15.228cm" svg:y2="7.946cm" draw:start-shape="id81" draw:start-glue-point="4" draw:end-shape="id71" draw:end-glue-point="8" svg:d="M15229 9546l-1-1600" svg:viewBox="0 0 2 1601">
            <text:p/>
          </draw:connector>
          <draw:connector draw:style-name="gr37" draw:text-style-name="P3" draw:layer="layout" draw:type="line" svg:x1="15.229cm" svg:y1="11.046cm" svg:x2="15.231cm" svg:y2="12.646cm" draw:start-shape="id81" draw:start-glue-point="8" draw:end-shape="id82" draw:end-glue-point="4" svg:d="M15229 11046l2 1600" svg:viewBox="0 0 3 1601">
            <text:p/>
          </draw:connector>
          <draw:connector draw:style-name="gr37" draw:text-style-name="P3" draw:layer="layout" draw:type="line" svg:x1="18.346cm" svg:y1="9.547cm" svg:x2="18.345cm" svg:y2="7.947cm" draw:start-shape="id83" draw:start-glue-point="4" draw:end-shape="id84" draw:end-glue-point="8" svg:d="M18346 9547l-1-1600" svg:viewBox="0 0 2 1601">
            <text:p/>
          </draw:connector>
          <draw:connector draw:style-name="gr37" draw:text-style-name="P3" draw:layer="layout" draw:type="line" svg:x1="15.759cm" svg:y1="7.727cm" svg:x2="17.815cm" svg:y2="9.766cm" draw:start-shape="id71" draw:start-glue-point="9" draw:end-shape="id83" draw:end-glue-point="5" svg:d="M15759 7727l2056 2039" svg:viewBox="0 0 2057 2040">
            <text:p/>
          </draw:connector>
          <draw:connector draw:style-name="gr38" draw:text-style-name="P3" draw:layer="layout" draw:type="line" svg:x1="18.345cm" svg:y1="6.447cm" svg:x2="18.345cm" svg:y2="4.847cm" draw:start-shape="id84" draw:start-glue-point="4" draw:end-shape="id70" draw:end-glue-point="8" svg:d="M18345 6447v-1600" svg:viewBox="0 0 1 1601">
            <text:p/>
          </draw:connector>
        </draw:g>
      </draw:page>
      <draw:page draw:name="page8" draw:style-name="dp1" draw:master-page-name="Default">
        <draw:g>
          <draw:custom-shape draw:style-name="gr39" draw:text-style-name="P12" xml:id="id87" draw:id="id87" draw:layer="layout" svg:width="1.5cm" svg:height="1.5cm" svg:x="8.244cm" svg:y="3.346cm">
            <draw:glue-point draw:id="12" svg:x="4.68cm" svg:y="1.84cm"/>
            <text:p text:style-name="P1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14" xml:id="id92" draw:id="id92" draw:layer="layout" svg:width="1.5cm" svg:height="1.5cm" svg:x="8.244cm" svg:y="6.446cm">
            <text:p text:style-name="P13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14" xml:id="id93" draw:id="id93" draw:layer="layout" svg:width="1.5cm" svg:height="1.5cm" svg:x="11.361cm" svg:y="6.446cm">
            <text:p text:style-name="P13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4" xml:id="id88" draw:id="id88" draw:layer="layout" svg:width="1.5cm" svg:height="1.5cm" svg:x="11.361cm" svg:y="3.346cm">
            <draw:glue-point draw:id="12" svg:x="4.68cm" svg:y="1.84cm"/>
            <text:p text:style-name="P13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14" xml:id="id86" draw:id="id86" draw:layer="layout" svg:width="1.5cm" svg:height="1.5cm" svg:x="14.478cm" svg:y="6.446cm">
            <text:p text:style-name="P13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4" xml:id="id89" draw:id="id89" draw:layer="layout" svg:width="1.5cm" svg:height="1.5cm" svg:x="14.478cm" svg:y="3.346cm">
            <draw:glue-point draw:id="12" svg:x="4.68cm" svg:y="1.84cm"/>
            <text:p text:style-name="P13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4" xml:id="id99" draw:id="id99" draw:layer="layout" svg:width="1.5cm" svg:height="1.5cm" svg:x="17.595cm" svg:y="6.447cm">
            <text:p text:style-name="P13"><text:span text:style-name="T3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4" xml:id="id85" draw:id="id85" draw:layer="layout" svg:width="1.5cm" svg:height="1.5cm" svg:x="17.595cm" svg:y="3.347cm">
            <draw:glue-point draw:id="12" svg:x="4.68cm" svg:y="1.84cm"/>
            <text:p text:style-name="P13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4" xml:id="id91" draw:id="id91" draw:layer="layout" svg:width="1.5cm" svg:height="1.5cm" svg:x="8.245cm" svg:y="9.546cm">
            <text:p text:style-name="P13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4" xml:id="id90" draw:id="id90" draw:layer="layout" svg:width="1.5cm" svg:height="1.5cm" svg:x="11.362cm" svg:y="9.546cm">
            <text:p text:style-name="P13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14" xml:id="id96" draw:id="id96" draw:layer="layout" svg:width="1.5cm" svg:height="1.5cm" svg:x="14.479cm" svg:y="9.546cm">
            <text:p text:style-name="P13"><text:span text:style-name="T3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14" xml:id="id98" draw:id="id98" draw:layer="layout" svg:width="1.5cm" svg:height="1.5cm" svg:x="17.596cm" svg:y="9.547cm">
            <text:p text:style-name="P13"><text:span text:style-name="T3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4" xml:id="id94" draw:id="id94" draw:layer="layout" svg:width="1.5cm" svg:height="1.5cm" svg:x="8.247cm" svg:y="12.646cm">
            <text:p text:style-name="P13"><text:span text:style-name="T3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4" xml:id="id95" draw:id="id95" draw:layer="layout" svg:width="1.5cm" svg:height="1.5cm" svg:x="11.364cm" svg:y="12.646cm">
            <text:p text:style-name="P13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4" xml:id="id97" draw:id="id97" draw:layer="layout" svg:width="1.5cm" svg:height="1.5cm" svg:x="14.481cm" svg:y="12.646cm">
            <text:p text:style-name="P13"><text:span text:style-name="T3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4" xml:id="id100" draw:id="id100" draw:layer="layout" svg:width="1.5cm" svg:height="1.5cm" svg:x="17.598cm" svg:y="12.647cm">
            <text:p text:style-name="P13"><text:span text:style-name="T3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type="line" svg:x1="17.814cm" svg:y1="4.628cm" svg:x2="15.759cm" svg:y2="6.665cm" draw:start-shape="id85" draw:start-glue-point="7" draw:end-shape="id86" draw:end-glue-point="11" svg:d="M17814 4628l-2055 2037" svg:viewBox="0 0 2056 2038">
            <text:p/>
          </draw:connector>
          <draw:connector draw:style-name="gr37" draw:text-style-name="P3" draw:layer="layout" draw:type="line" svg:x1="9.744cm" svg:y1="4.096cm" svg:x2="11.361cm" svg:y2="4.096cm" draw:start-shape="id87" draw:start-glue-point="10" draw:end-shape="id88" draw:end-glue-point="6" svg:d="M9744 4096h1617" svg:viewBox="0 0 1618 1">
            <text:p/>
          </draw:connector>
          <draw:connector draw:style-name="gr37" draw:text-style-name="P3" draw:layer="layout" draw:type="line" svg:x1="12.861cm" svg:y1="4.096cm" svg:x2="14.478cm" svg:y2="4.096cm" draw:start-shape="id88" draw:start-glue-point="10" draw:end-shape="id89" draw:end-glue-point="6" svg:d="M12861 4096h1617" svg:viewBox="0 0 1618 1">
            <text:p/>
          </draw:connector>
          <draw:connector draw:style-name="gr37" draw:text-style-name="P3" draw:layer="layout" draw:type="line" svg:x1="15.978cm" svg:y1="4.096cm" svg:x2="17.595cm" svg:y2="4.097cm" draw:start-shape="id89" draw:start-glue-point="10" draw:end-shape="id85" draw:end-glue-point="6" svg:d="M15978 4096l1617 1" svg:viewBox="0 0 1618 2">
            <text:p/>
          </draw:connector>
          <draw:connector draw:style-name="gr38" draw:text-style-name="P3" draw:layer="layout" draw:type="line" svg:x1="15.228cm" svg:y1="6.446cm" svg:x2="15.228cm" svg:y2="4.846cm" draw:start-shape="id86" draw:start-glue-point="4" draw:end-shape="id89" draw:end-glue-point="8" svg:d="M15228 6446v-1600" svg:viewBox="0 0 1 1601">
            <text:p/>
          </draw:connector>
          <draw:connector draw:style-name="gr37" draw:text-style-name="P3" draw:layer="layout" draw:type="line" svg:x1="14.697cm" svg:y1="7.727cm" svg:x2="12.643cm" svg:y2="9.765cm" draw:start-shape="id86" draw:start-glue-point="7" draw:end-shape="id90" draw:end-glue-point="11" svg:d="M14697 7727l-2054 2038" svg:viewBox="0 0 2055 2039">
            <text:p/>
          </draw:connector>
          <draw:connector draw:style-name="gr37" draw:text-style-name="P3" draw:layer="layout" draw:type="line" svg:x1="8.995cm" svg:y1="9.546cm" svg:x2="8.995cm" svg:y2="7.946cm" draw:start-shape="id91" draw:start-glue-point="4" svg:d="M8995 9546v-1600" svg:viewBox="0 0 1 1601">
            <text:p/>
          </draw:connector>
          <draw:connector draw:style-name="gr37" draw:text-style-name="P3" draw:layer="layout" draw:type="line" svg:x1="11.362cm" svg:y1="10.296cm" svg:x2="9.745cm" svg:y2="10.296cm" draw:start-shape="id90" draw:start-glue-point="6" draw:end-shape="id91" draw:end-glue-point="10" svg:d="M11362 10296h-1617" svg:viewBox="0 0 1618 1">
            <text:p/>
          </draw:connector>
          <draw:connector draw:style-name="gr38" draw:text-style-name="P3" draw:layer="layout" draw:type="line" svg:x1="8.994cm" svg:y1="6.446cm" svg:x2="8.994cm" svg:y2="4.846cm" draw:start-shape="id92" draw:start-glue-point="4" draw:end-shape="id87" draw:end-glue-point="8" svg:d="M8994 6446v-1600" svg:viewBox="0 0 1 1601">
            <text:p/>
          </draw:connector>
          <draw:connector draw:style-name="gr37" draw:text-style-name="P3" draw:layer="layout" draw:type="line" svg:x1="9.744cm" svg:y1="7.196cm" svg:x2="11.361cm" svg:y2="7.196cm" draw:start-shape="id92" draw:start-glue-point="10" draw:end-shape="id93" draw:end-glue-point="6" svg:d="M9744 7196h1617" svg:viewBox="0 0 1618 1">
            <text:p/>
          </draw:connector>
          <draw:connector draw:style-name="gr38" draw:text-style-name="P3" draw:layer="layout" draw:type="line" svg:x1="11.58cm" svg:y1="6.665cm" svg:x2="9.525cm" svg:y2="4.627cm" draw:start-shape="id93" draw:start-glue-point="5" draw:end-shape="id87" draw:end-glue-point="9" svg:d="M11580 6665l-2055-2038" svg:viewBox="0 0 2056 2039">
            <text:p/>
          </draw:connector>
          <draw:connector draw:style-name="gr38" draw:text-style-name="P3" draw:layer="layout" draw:type="line" svg:x1="12.111cm" svg:y1="6.446cm" svg:x2="12.111cm" svg:y2="4.846cm" draw:start-shape="id93" draw:start-glue-point="4" draw:end-shape="id88" svg:d="M12111 6446v-1600" svg:viewBox="0 0 1 1601">
            <text:p/>
          </draw:connector>
          <draw:connector draw:style-name="gr38" draw:text-style-name="P3" draw:layer="layout" draw:type="line" svg:x1="11.58cm" svg:y1="7.727cm" svg:x2="9.526cm" svg:y2="9.765cm" draw:start-shape="id93" draw:start-glue-point="7" draw:end-shape="id91" draw:end-glue-point="11" svg:d="M11580 7727l-2054 2038" svg:viewBox="0 0 2055 2039">
            <text:p/>
          </draw:connector>
          <draw:connector draw:style-name="gr37" draw:text-style-name="P3" draw:layer="layout" draw:type="line" svg:x1="8.995cm" svg:y1="11.046cm" svg:x2="8.997cm" svg:y2="12.646cm" draw:start-shape="id91" draw:start-glue-point="8" draw:end-shape="id94" draw:end-glue-point="4" svg:d="M8995 11046l2 1600" svg:viewBox="0 0 3 1601">
            <text:p/>
          </draw:connector>
          <draw:connector draw:style-name="gr37" draw:text-style-name="P3" draw:layer="layout" draw:type="line" svg:x1="9.747cm" svg:y1="13.396cm" svg:x2="11.364cm" svg:y2="13.396cm" draw:start-shape="id94" draw:start-glue-point="10" draw:end-shape="id95" draw:end-glue-point="6" svg:d="M9747 13396h1617" svg:viewBox="0 0 1618 1">
            <text:p/>
          </draw:connector>
          <draw:connector draw:style-name="gr37" draw:text-style-name="P3" draw:layer="layout" draw:type="line" svg:x1="12.645cm" svg:y1="12.865cm" svg:x2="14.698cm" svg:y2="10.827cm" draw:start-shape="id95" draw:start-glue-point="11" draw:end-shape="id96" draw:end-glue-point="7" svg:d="M12645 12865l2053-2038" svg:viewBox="0 0 2054 2039">
            <text:p/>
          </draw:connector>
          <draw:connector draw:style-name="gr38" draw:text-style-name="P3" draw:layer="layout" draw:type="line" svg:x1="11.583cm" svg:y1="12.865cm" svg:x2="9.526cm" svg:y2="10.827cm" draw:start-shape="id95" draw:start-glue-point="5" draw:end-shape="id91" draw:end-glue-point="9" svg:d="M11583 12865l-2057-2038" svg:viewBox="0 0 2058 2039">
            <text:p/>
          </draw:connector>
          <draw:connector draw:style-name="gr38" draw:text-style-name="P3" draw:layer="layout" draw:type="line" svg:x1="14.479cm" svg:y1="10.296cm" svg:x2="12.862cm" svg:y2="10.296cm" draw:start-shape="id96" draw:start-glue-point="6" draw:end-shape="id90" draw:end-glue-point="10" svg:d="M14479 10296h-1617" svg:viewBox="0 0 1618 1">
            <text:p/>
          </draw:connector>
          <draw:connector draw:style-name="gr38" draw:text-style-name="P3" draw:layer="layout" draw:type="line" svg:x1="15.229cm" svg:y1="9.546cm" svg:x2="15.228cm" svg:y2="7.946cm" draw:start-shape="id96" draw:start-glue-point="4" draw:end-shape="id86" draw:end-glue-point="8" svg:d="M15229 9546l-1-1600" svg:viewBox="0 0 2 1601">
            <text:p/>
          </draw:connector>
          <draw:connector draw:style-name="gr37" draw:text-style-name="P3" draw:layer="layout" draw:type="line" svg:x1="15.229cm" svg:y1="11.046cm" svg:x2="15.231cm" svg:y2="12.646cm" draw:start-shape="id96" draw:start-glue-point="8" draw:end-shape="id97" draw:end-glue-point="4" svg:d="M15229 11046l2 1600" svg:viewBox="0 0 3 1601">
            <text:p/>
          </draw:connector>
          <draw:connector draw:style-name="gr37" draw:text-style-name="P3" draw:layer="layout" draw:type="line" svg:x1="18.346cm" svg:y1="9.547cm" svg:x2="18.345cm" svg:y2="7.947cm" draw:start-shape="id98" draw:start-glue-point="4" draw:end-shape="id99" draw:end-glue-point="8" svg:d="M18346 9547l-1-1600" svg:viewBox="0 0 2 1601">
            <text:p/>
          </draw:connector>
          <draw:connector draw:style-name="gr37" draw:text-style-name="P3" draw:layer="layout" draw:type="line" svg:x1="15.759cm" svg:y1="7.727cm" svg:x2="17.815cm" svg:y2="9.766cm" draw:start-shape="id86" draw:start-glue-point="9" draw:end-shape="id98" draw:end-glue-point="5" svg:d="M15759 7727l2056 2039" svg:viewBox="0 0 2057 2040">
            <text:p/>
          </draw:connector>
          <draw:connector draw:style-name="gr38" draw:text-style-name="P3" draw:layer="layout" draw:type="line" svg:x1="18.345cm" svg:y1="6.447cm" svg:x2="18.345cm" svg:y2="4.847cm" draw:start-shape="id99" draw:start-glue-point="4" draw:end-shape="id85" draw:end-glue-point="8" svg:d="M18345 6447v-1600" svg:viewBox="0 0 1 1601">
            <text:p/>
          </draw:connector>
          <draw:connector draw:style-name="gr37" draw:text-style-name="P3" draw:layer="layout" draw:type="line" svg:x1="18.346cm" svg:y1="11.047cm" svg:x2="18.348cm" svg:y2="12.647cm" draw:start-shape="id98" draw:start-glue-point="8" draw:end-shape="id100" draw:end-glue-point="4" svg:d="M18346 11047l2 1600" svg:viewBox="0 0 3 160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1-01-07T13:54:34.320000000</dc:date>
    <meta:editing-duration>P3DT7H20M57S</meta:editing-duration>
    <meta:editing-cycles>235</meta:editing-cycles>
    <meta:generator>LibreOffice/6.4.5.2$Windows_X86_64 LibreOffice_project/a726b36747cf2001e06b58ad5db1aa3a9a1872d6</meta:generator>
    <meta:document-statistic meta:object-count="272"/>
  </office:meta>
</office:document-meta>
</file>